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86ad"/>
    </style:style>
    <style:style style:name="P2" style:family="paragraph" style:parent-style-name="Standard">
      <style:text-properties officeooo:rsid="000f86ad" officeooo:paragraph-rsid="000f86ad"/>
    </style:style>
    <style:style style:name="P3" style:family="paragraph" style:parent-style-name="Standard" style:list-style-name="L1">
      <style:text-properties officeooo:rsid="000f86ad" officeooo:paragraph-rsid="000f86ad"/>
    </style:style>
    <style:style style:name="P4" style:family="paragraph" style:parent-style-name="Standard">
      <style:text-properties fo:font-weight="bold" officeooo:rsid="000f86ad" officeooo:paragraph-rsid="000f86ad" style:font-weight-asian="bold" style:font-weight-complex="bold"/>
    </style:style>
    <style:style style:name="P5" style:family="paragraph" style:parent-style-name="Standard" style:list-style-name="L1">
      <style:text-properties fo:font-weight="bold" officeooo:rsid="000f86ad" officeooo:paragraph-rsid="000f86ad" style:font-weight-asian="bold" style:font-weight-complex="bold"/>
    </style:style>
    <style:style style:name="P6" style:family="paragraph" style:parent-style-name="Standard">
      <style:text-properties fo:font-weight="bold" officeooo:rsid="0010dcdf" officeooo:paragraph-rsid="0010dcdf" style:font-weight-asian="bold" style:font-weight-complex="bold"/>
    </style:style>
    <style:style style:name="P7" style:family="paragraph" style:parent-style-name="Standard">
      <style:text-properties fo:font-weight="bold" officeooo:rsid="0011d8a3" officeooo:paragraph-rsid="0011d8a3" style:font-weight-asian="bold" style:font-weight-complex="bold"/>
    </style:style>
    <style:style style:name="P8" style:family="paragraph" style:parent-style-name="Standard">
      <style:text-properties officeooo:rsid="0010dcdf" officeooo:paragraph-rsid="0010dcdf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0dcdf" officeooo:paragraph-rsid="0010dcd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italic" officeooo:rsid="0010dcdf" officeooo:paragraph-rsid="0010dcdf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dcd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d8a3" style:font-weight-asian="normal" style:font-weight-complex="normal"/>
    </style:style>
    <style:style style:name="T6" style:family="text">
      <style:text-properties fo:font-weight="normal" officeooo:rsid="0011fe5e" style:font-weight-asian="normal" style:font-weight-complex="normal"/>
    </style:style>
    <style:style style:name="T7" style:family="text">
      <style:text-properties fo:font-weight="normal" officeooo:rsid="0013f2df" style:font-weight-asian="normal" style:font-weight-complex="normal"/>
    </style:style>
    <style:style style:name="T8" style:family="text">
      <style:text-properties fo:font-weight="normal" officeooo:rsid="0014cacc" style:font-weight-asian="normal" style:font-weight-complex="normal"/>
    </style:style>
    <style:style style:name="T9" style:family="text">
      <style:text-properties fo:font-weight="normal" officeooo:rsid="00166b3e" style:font-weight-asian="normal" style:font-weight-complex="normal"/>
    </style:style>
    <style:style style:name="T10" style:family="text">
      <style:text-properties officeooo:rsid="0011d8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SE 331</text:p>
      <text:p text:style-name="P8">Charles Bean</text:p>
      <text:p text:style-name="P8">10/7/2014</text:p>
      <text:p text:style-name="P8"/>
      <text:p text:style-name="P8"/>
      <text:p text:style-name="P8"/>
      <text:p text:style-name="P9">Project 3</text:p>
      <text:p text:style-name="P10">Binary Search Tree</text:p>
      <text:p text:style-name="Standard"/>
      <text:p text:style-name="P1"/>
      <text:p text:style-name="P6">1)</text:p>
      <text:list xml:id="list869806373701829283" text:style-name="L1">
        <text:list-header>
          <text:p text:style-name="P3">a) To create a balanced Binary Search Tree with the following numbers (<text:span text:style-name="T1">{20,10,7,13,5,22,23,54,97,33,45,21,40}</text:span>), insert in the following order:</text:p>
          <text:p text:style-name="P3"/>
          <text:list>
            <text:list-item>
              <text:list>
                <text:list-header>
                  <text:p text:style-name="P5">22, 10, 45, 7, 20, 33, 54, 5, 13, 21, 23, 40, 97</text:p>
                </text:list-header>
              </text:list>
            </text:list-item>
          </text:list>
        </text:list-header>
      </text:list>
      <text:p text:style-name="P2"/>
      <text:p text:style-name="P2"><text:tab/>b) The preorder of this tree:</text:p>
      <text:p text:style-name="P2"/>
      <text:p text:style-name="P2"><text:tab/><text:tab/><text:span text:style-name="T2">22, 10, 7, 5, 20, 13, 21, 45, 33, 23, 40, 54, 97</text:span></text:p>
      <text:p text:style-name="P2"/>
      <text:p text:style-name="P2"/>
      <text:p text:style-name="P2"><text:tab/>c) The tree (with the original root eliminated):</text:p>
      <text:p text:style-name="P2"/>
      <text:p text:style-name="P4"><text:tab/><text:tab/><text:tab/><text:tab/><text:tab/><text:tab/><text:span text:style-name="T3">21</text:span></text:p>
      <text:p text:style-name="P4"><text:tab/><text:tab/><text:tab/><text:tab/><text:tab/> <text:s text:c="6"/>/ <text:s text:c="12"/><text:span text:style-name="T3">\</text:span></text:p>
      <text:p text:style-name="P4"><text:tab/><text:tab/><text:tab/><text:tab/><text:tab/> <text:s text:c="2"/><text:span text:style-name="T3">10 <text:s text:c="13"/>45</text:span></text:p>
      <text:p text:style-name="P4"><text:tab/><text:tab/><text:tab/><text:tab/><text:tab/> / <text:s text:c="4"/><text:span text:style-name="T3">\ <text:s text:c="11"/>/ <text:s text:c="3"/>\</text:span></text:p>
      <text:p text:style-name="P4"><text:tab/><text:tab/><text:tab/><text:tab/> <text:s text:c="10"/><text:span text:style-name="T3">7 <text:s text:c="6"/>20 <text:s text:c="5"/>33 <text:s text:c="3"/>54</text:span></text:p>
      <text:p text:style-name="P4"><text:tab/><text:tab/><text:tab/><text:tab/> <text:s text:c="8"/>/ <text:s text:c="8"/>/ <text:s text:c="8"/>/ <text:s text:c="2"/><text:span text:style-name="T3">\ <text:s text:c="6"/>\</text:span></text:p>
      <text:p text:style-name="P4"><text:s text:c="35"/><text:tab/><text:tab/> <text:s text:c="6"/><text:span text:style-name="T3">5<text:tab/> <text:s text:c="4"/>13 <text:s text:c="5"/>23 <text:s text:c="2"/>40 <text:s text:c="4"/>97</text:span></text:p>
      <text:p text:style-name="P4"/>
      <text:p text:style-name="P4"/>
      <text:p text:style-name="P6">2)</text:p>
      <text:p text:style-name="P6"/>
      <text:p text:style-name="P6"><text:span text:style-name="T4">Using a Tree Sort algorithm would retain a best case running time of</text:span> O(n)<text:span text:style-name="T4">, and a worst case running time of </text:span>O(n^2)<text:span text:style-name="T4">. </text:span></text:p>
      <text:p text:style-name="P6"/>
      <text:p text:style-name="P6"><text:span text:style-name="T4">The best case running time can be calculated by observing that the best case running time for inserting one element into a Binary Search Tree is </text:span>O(1) <text:span text:style-name="T4">– </text:span><text:span text:style-name="T5">i.e., </text:span><text:span text:style-name="T8">inserting into </text:span><text:span text:style-name="T7">a </text:span><text:span text:style-name="T8">fairly </text:span><text:span text:style-name="T7">balanced</text:span><text:span text:style-name="T6"> tree.</text:span><text:span text:style-name="T4"> </text:span><text:span text:style-name="T5">Thus, if we are inserting more than one element (n elements), it can be stated that the best running time would be </text:span><text:span text:style-name="T10">O(1 * n)</text:span><text:span text:style-name="T5">.</text:span></text:p>
      <text:p text:style-name="P6"/>
      <text:p text:style-name="P7"><text:span text:style-name="T5">T</text:span><text:span text:style-name="T4">he worst case running time can be calculated by observing that the worst case running time for inserting one element into a Binary Search Tree is </text:span>O(n)<text:span text:style-name="T4"> – i.e., </text:span><text:span text:style-name="T9">inserting into </text:span><text:span text:style-name="T6">a </text:span><text:span text:style-name="T9">fairly</text:span><text:span text:style-name="T6"> </text:span><text:span text:style-name="T9">un</text:span><text:span text:style-name="T6">balanced tree</text:span><text:span text:style-name="T4">. Thus, if we are inserting n elements, the worst running time would be </text:span>O(n * n)<text:span text:style-name="T4">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20:38:52.018806904</meta:creation-date>
    <dc:date>2014-10-10T21:22:04.522938679</dc:date>
    <meta:editing-duration>PT12M12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1" meta:paragraph-count="22" meta:word-count="224" meta:character-count="1345" meta:non-whitespace-character-count="935"/>
  </office:meta>
</office:document-meta>
</file>